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65cm"/>
    </style:style>
    <style:style style:name="gr6" style:family="graphic" style:parent-style-name="standard">
      <style:graphic-properties draw:stroke="none" svg:stroke-color="#000000" draw:fill="none" draw:fill-color="#ffffff" fo:min-height="0.35cm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stroke="none" svg:stroke-color="#000000" draw:fill="none" draw:fill-color="#ffffff" fo:min-height="0.55cm"/>
    </style:style>
    <style:style style:name="gr9" style:family="graphic" style:parent-style-name="standard">
      <style:graphic-properties draw:stroke="none" svg:stroke-color="#000000" draw:fill="none" draw:fill-color="#ffffff" fo:min-height="0.15cm"/>
    </style:style>
    <style:style style:name="gr10" style:family="graphic" style:parent-style-name="objectwithoutfill">
      <style:graphic-properties svg:stroke-width="0.1cm" svg:stroke-color="#ff3333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fo:font-style="italic" style:font-size-asian="14pt" style:font-style-asian="italic" style:font-size-complex="14pt" style:font-style-complex="italic"/>
    </style:style>
    <style:style style:name="P3" style:family="paragraph">
      <style:text-properties fo:color="#ff3333" fo:font-size="12pt" style:font-size-asian="12pt" style:font-size-complex="12pt"/>
    </style:style>
    <style:style style:name="P4" style:family="paragraph">
      <style:text-properties fo:color="#ff3333" fo:font-family="Arial" style:font-family-generic="swiss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color="#ff3333" fo:font-family="Arial" style:font-family-generic="swiss" style:font-pitch="variable"/>
    </style:style>
    <style:style style:name="T1" style:family="text">
      <style:text-properties fo:language="da" fo:country="DK"/>
    </style:style>
    <style:style style:name="T2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3" style:family="text">
      <style:text-properties fo:language="en" fo:country="US"/>
    </style:style>
    <style:style style:name="T4" style:family="text">
      <style:text-properties fo:color="#ff333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layer="layout" svg:width="14.7cm" svg:height="1.3cm" svg:x="1.6cm" svg:y="1.5cm">
          <draw:text-box>
            <text:p><text:span text:style-name="T1">Doubly-linked list </text:span></text:p>
          </draw:text-box>
        </draw:frame>
        <draw:g>
          <draw:path draw:style-name="gr2" draw:text-style-name="P1" draw:layer="layout" svg:width="3.099cm" svg:height="1.199cm" svg:x="2cm" svg:y="4.4cm" svg:viewBox="0 0 3100 1200" svg:d="M0 1200v-1200h3100v1200zM2600 0v1200zM0 900h2600z">
            <text:p/>
          </draw:path>
          <draw:path draw:style-name="gr2" draw:text-style-name="P1" xml:id="id1" draw:id="id1" draw:layer="layout" svg:width="3.099cm" svg:height="1.199cm" svg:x="2cm" svg:y="4.4cm" svg:viewBox="0 0 3100 1200" svg:d="M0 1200v-1200h3100v1200zM2600 0v1200zM0 900h2600z">
            <text:p/>
          </draw:path>
          <draw:path draw:style-name="gr2" draw:text-style-name="P1" xml:id="id4" draw:id="id4" draw:layer="layout" svg:width="3.099cm" svg:height="1.199cm" svg:x="14.6cm" svg:y="4.4cm" svg:viewBox="0 0 3100 1200" svg:d="M0 1200v-1200h3100v1200zM2600 0v1200zM0 900h2600z">
            <text:p/>
          </draw:path>
          <draw:path draw:style-name="gr2" draw:text-style-name="P1" xml:id="id3" draw:id="id3" draw:layer="layout" svg:width="3.099cm" svg:height="1.199cm" svg:x="10.4cm" svg:y="4.4cm" svg:viewBox="0 0 3100 1200" svg:d="M0 1200v-1200h3100v1200zM2600 0v1200zM0 900h2600z">
            <text:p/>
          </draw:path>
          <draw:path draw:style-name="gr2" draw:text-style-name="P1" xml:id="id2" draw:id="id2" draw:layer="layout" svg:width="3.099cm" svg:height="1.199cm" svg:x="6.3cm" svg:y="4.4cm" svg:viewBox="0 0 3100 1200" svg:d="M0 1200v-1200h3100v1200zM2600 0v1200zM0 900h2600z">
            <text:p/>
          </draw:path>
          <draw:connector draw:style-name="gr3" draw:text-style-name="P1" draw:layer="layout" draw:type="lines" svg:x1="5.1cm" svg:y1="5cm" svg:x2="6.3cm" svg:y2="5cm" draw:start-shape="id1" draw:start-glue-point="1" draw:end-shape="id2" draw:end-glue-point="3" svg:d="M5100 5000h525 150 525">
            <text:p/>
          </draw:connector>
          <draw:connector draw:style-name="gr3" draw:text-style-name="P1" draw:layer="layout" draw:type="lines" svg:x1="9.4cm" svg:y1="5cm" svg:x2="10.4cm" svg:y2="5cm" draw:start-shape="id2" draw:start-glue-point="1" draw:end-shape="id3" draw:end-glue-point="3" svg:d="M9400 5000h525-50 525">
            <text:p/>
          </draw:connector>
          <draw:connector draw:style-name="gr3" draw:text-style-name="P1" draw:layer="layout" draw:type="lines" svg:x1="13.5cm" svg:y1="5cm" svg:x2="14.6cm" svg:y2="5cm" draw:start-shape="id3" draw:start-glue-point="1" draw:end-shape="id4" draw:end-glue-point="3" svg:d="M13500 5000h525 50 525">
            <text:p/>
          </draw:connector>
          <draw:connector draw:style-name="gr3" draw:text-style-name="P1" draw:layer="layout" draw:type="curve" svg:x1="7.85cm" svg:y1="5.6cm" svg:x2="3.55cm" svg:y2="5.6cm" draw:start-shape="id2" draw:start-glue-point="2" draw:end-shape="id1" draw:end-glue-point="2" svg:d="M7850 5600c0 787-4300 787-4300 0">
            <text:p/>
          </draw:connector>
          <draw:connector draw:style-name="gr3" draw:text-style-name="P1" draw:layer="layout" draw:type="curve" svg:x1="11.95cm" svg:y1="5.6cm" svg:x2="7.85cm" svg:y2="5.6cm" draw:start-shape="id3" draw:start-glue-point="2" draw:end-shape="id2" draw:end-glue-point="2" svg:d="M11950 5600c0 787-4100 787-4100 0">
            <text:p/>
          </draw:connector>
          <draw:connector draw:style-name="gr3" draw:text-style-name="P1" draw:layer="layout" draw:type="curve" svg:x1="16.15cm" svg:y1="5.6cm" svg:x2="11.95cm" svg:y2="5.6cm" draw:start-shape="id4" draw:start-glue-point="2" draw:end-shape="id3" svg:d="M16150 5600c0 787-4200 787-4200 0">
            <text:p/>
          </draw:connector>
          <draw:path draw:style-name="gr4" draw:text-style-name="P1" xml:id="id6" draw:id="id6" draw:layer="layout" svg:width="0.647cm" svg:height="0.223cm" svg:x="3.252cm" svg:y="6.676cm" svg:viewBox="0 0 648 224" svg:d="M0 0h648zM0 224h648z">
            <text:p/>
          </draw:path>
          <draw:path draw:style-name="gr4" draw:text-style-name="P1" xml:id="id5" draw:id="id5" draw:layer="layout" svg:width="0.6cm" svg:height="0.199cm" draw:transform="skewX (-0.0050614548307826) rotate (1.57254165604659) translate (18.899872380118cm 5.30146009837739cm)" svg:viewBox="0 0 601 200" svg:d="M1 0h600zM0 200h600z">
            <text:p/>
          </draw:path>
          <draw:connector draw:style-name="gr3" draw:text-style-name="P1" draw:layer="layout" draw:type="curve" svg:x1="17.7cm" svg:y1="5cm" svg:x2="18.899cm" svg:y2="5cm" draw:start-shape="id4" draw:start-glue-point="1" draw:end-shape="id5" draw:end-glue-point="3" svg:d="M17700 5000h1199">
            <text:p/>
          </draw:connector>
          <draw:connector draw:style-name="gr3" draw:text-style-name="P1" draw:layer="layout" draw:type="line" svg:x1="3.55cm" svg:y1="5.6cm" svg:x2="3.576cm" svg:y2="6.676cm" draw:start-shape="id1" draw:start-glue-point="2" draw:end-shape="id6" draw:end-glue-point="0" svg:d="M3550 5600l26 1076">
            <text:p/>
          </draw:connector>
          <draw:frame draw:style-name="gr5" draw:text-style-name="P2" xml:id="id7" draw:id="id7" draw:layer="layout" svg:width="1.7cm" svg:height="0.9cm" svg:x="2.7cm" svg:y="2.8cm">
            <draw:text-box>
              <text:p text:style-name="P2"><text:span text:style-name="T2">Head</text:span></text:p>
            </draw:text-box>
          </draw:frame>
          <draw:connector draw:style-name="gr3" draw:text-style-name="P1" draw:layer="layout" draw:type="line" svg:x1="3.55cm" svg:y1="3.7cm" svg:x2="3.55cm" svg:y2="4.4cm" draw:start-shape="id7" draw:start-glue-point="2" draw:end-shape="id1" draw:end-glue-point="0" svg:d="M3550 3700v700">
            <text:p/>
          </draw:connector>
          <draw:frame draw:style-name="gr6" draw:text-style-name="P2" xml:id="id8" draw:id="id8" draw:layer="layout" svg:width="2.1cm" svg:height="0.802cm" svg:x="15.1cm" svg:y="2.9cm">
            <draw:text-box>
              <text:p text:style-name="P2"><text:span text:style-name="T2">Last</text:span></text:p>
            </draw:text-box>
          </draw:frame>
          <draw:connector draw:style-name="gr3" draw:text-style-name="P1" draw:layer="layout" draw:type="line" svg:x1="16.15cm" svg:y1="3.702cm" svg:x2="16.15cm" svg:y2="4.4cm" draw:start-shape="id8" draw:start-glue-point="2" draw:end-shape="id4" draw:end-glue-point="0" svg:d="M16150 3702v698">
            <text:p/>
          </draw:connector>
        </draw:g>
        <draw:path draw:style-name="gr2" draw:text-style-name="P1" draw:layer="layout" svg:width="3.099cm" svg:height="1.199cm" svg:x="1.4cm" svg:y="15.6cm" svg:viewBox="0 0 3100 1200" svg:d="M0 1200v-1200h3100v1200zM2600 0v1200zM0 900h2600z">
          <text:p/>
        </draw:path>
        <draw:path draw:style-name="gr2" draw:text-style-name="P1" xml:id="id9" draw:id="id9" draw:layer="layout" svg:width="3.099cm" svg:height="1.199cm" svg:x="1.4cm" svg:y="15.6cm" svg:viewBox="0 0 3100 1200" svg:d="M0 1200v-1200h3100v1200zM2600 0v1200zM0 900h2600z">
          <text:p/>
        </draw:path>
        <draw:path draw:style-name="gr2" draw:text-style-name="P1" xml:id="id12" draw:id="id12" draw:layer="layout" svg:width="3.099cm" svg:height="1.199cm" svg:x="14.3cm" svg:y="15.6cm" svg:viewBox="0 0 3100 1200" svg:d="M0 1200v-1200h3100v1200zM2600 0v1200zM0 900h2600z">
          <text:p/>
        </draw:path>
        <draw:path draw:style-name="gr2" draw:text-style-name="P1" xml:id="id11" draw:id="id11" draw:layer="layout" svg:width="3.099cm" svg:height="1.199cm" svg:x="9.8cm" svg:y="15.6cm" svg:viewBox="0 0 3100 1200" svg:d="M0 1200v-1200h3100v1200zM2600 0v1200zM0 900h2600z">
          <text:p/>
        </draw:path>
        <draw:path draw:style-name="gr2" draw:text-style-name="P1" xml:id="id10" draw:id="id10" draw:layer="layout" svg:width="3.099cm" svg:height="1.199cm" svg:x="5.7cm" svg:y="15.6cm" svg:viewBox="0 0 3100 1200" svg:d="M0 1200v-1200h3100v1200zM2600 0v1200zM0 900h2600z">
          <text:p/>
        </draw:path>
        <draw:connector draw:style-name="gr3" draw:text-style-name="P1" draw:layer="layout" draw:type="lines" svg:x1="4.5cm" svg:y1="16.2cm" svg:x2="5.7cm" svg:y2="16.2cm" draw:start-shape="id9" draw:start-glue-point="1" draw:end-shape="id10" draw:end-glue-point="3" svg:d="M4500 16200h525 150 525">
          <text:p/>
        </draw:connector>
        <draw:connector draw:style-name="gr3" draw:text-style-name="P1" draw:layer="layout" draw:type="lines" svg:x1="8.8cm" svg:y1="16.2cm" svg:x2="9.8cm" svg:y2="16.2cm" draw:start-shape="id10" draw:start-glue-point="1" draw:end-shape="id11" draw:end-glue-point="3" svg:d="M8800 16200h525-50 525">
          <text:p/>
        </draw:connector>
        <draw:connector draw:style-name="gr3" draw:text-style-name="P1" draw:layer="layout" draw:type="lines" svg:x1="12.9cm" svg:y1="16.2cm" svg:x2="14.3cm" svg:y2="16.2cm" draw:start-shape="id11" draw:start-glue-point="1" draw:end-shape="id12" draw:end-glue-point="3" svg:d="M12900 16200h526 349 525">
          <text:p/>
        </draw:connector>
        <draw:connector draw:style-name="gr3" draw:text-style-name="P1" draw:layer="layout" draw:type="curve" svg:x1="7.25cm" svg:y1="16.8cm" svg:x2="2.95cm" svg:y2="16.8cm" draw:start-shape="id10" draw:start-glue-point="2" draw:end-shape="id9" draw:end-glue-point="2" svg:d="M7250 16800c0 787-4300 787-4300 0">
          <text:p/>
        </draw:connector>
        <draw:connector draw:style-name="gr3" draw:text-style-name="P1" draw:layer="layout" draw:type="curve" svg:x1="11.35cm" svg:y1="16.8cm" svg:x2="7.25cm" svg:y2="16.8cm" draw:start-shape="id11" draw:start-glue-point="2" draw:end-shape="id10" draw:end-glue-point="2" svg:d="M11350 16800c0 787-4100 787-4100 0">
          <text:p/>
        </draw:connector>
        <draw:connector draw:style-name="gr3" draw:text-style-name="P1" draw:layer="layout" draw:type="curve" svg:x1="15.85cm" svg:y1="16.8cm" svg:x2="11.35cm" svg:y2="16.8cm" draw:start-shape="id12" draw:start-glue-point="2" draw:end-shape="id11" svg:d="M15850 16800c0 787-4500 787-4500 0">
          <text:p/>
        </draw:connector>
        <draw:path draw:style-name="gr4" draw:text-style-name="P1" xml:id="id14" draw:id="id14" draw:layer="layout" svg:width="0.647cm" svg:height="0.223cm" svg:x="2.652cm" svg:y="17.876cm" svg:viewBox="0 0 648 224" svg:d="M0 0h648zM0 224h648z">
          <text:p/>
        </draw:path>
        <draw:path draw:style-name="gr4" draw:text-style-name="P1" xml:id="id13" draw:id="id13" draw:layer="layout" svg:width="0.6cm" svg:height="0.199cm" draw:transform="skewX (-0.0050614548307826) rotate (1.57254165604659) translate (18.299872380118cm 16.5014600983774cm)" svg:viewBox="0 0 601 200" svg:d="M1 0h600zM0 200h600z">
          <text:p/>
        </draw:path>
        <draw:connector draw:style-name="gr3" draw:text-style-name="P1" draw:layer="layout" draw:type="curve" svg:x1="17.4cm" svg:y1="16.2cm" svg:x2="18.299cm" svg:y2="16.2cm" draw:start-shape="id12" draw:start-glue-point="1" draw:end-shape="id13" draw:end-glue-point="3" svg:d="M17400 16200h899">
          <text:p/>
        </draw:connector>
        <draw:connector draw:style-name="gr3" draw:text-style-name="P1" draw:layer="layout" draw:type="line" svg:x1="2.95cm" svg:y1="16.8cm" svg:x2="2.976cm" svg:y2="17.876cm" draw:start-shape="id9" draw:start-glue-point="2" draw:end-shape="id14" draw:end-glue-point="0" svg:d="M2950 16800l26 1076">
          <text:p/>
        </draw:connector>
        <draw:frame draw:style-name="gr5" draw:text-style-name="P2" xml:id="id15" draw:id="id15" draw:layer="layout" svg:width="1.7cm" svg:height="0.9cm" svg:x="2.1cm" svg:y="14cm">
          <draw:text-box>
            <text:p text:style-name="P2"><text:span text:style-name="T2">Head</text:span></text:p>
          </draw:text-box>
        </draw:frame>
        <draw:connector draw:style-name="gr3" draw:text-style-name="P1" draw:layer="layout" draw:type="line" svg:x1="2.95cm" svg:y1="14.9cm" svg:x2="2.95cm" svg:y2="15.6cm" draw:start-shape="id15" draw:start-glue-point="2" draw:end-shape="id9" draw:end-glue-point="0" svg:d="M2950 14900v700">
          <text:p/>
        </draw:connector>
        <draw:frame draw:style-name="gr6" draw:text-style-name="P2" xml:id="id16" draw:id="id16" draw:layer="layout" svg:width="2.1cm" svg:height="0.802cm" svg:x="10.3cm" svg:y="13.998cm">
          <draw:text-box>
            <text:p text:style-name="P2"><text:span text:style-name="T2">Last</text:span></text:p>
          </draw:text-box>
        </draw:frame>
        <draw:frame draw:style-name="gr7" draw:layer="layout" svg:width="7.2cm" svg:height="0.963cm" svg:x="11.4cm" svg:y="6.8cm">
          <draw:text-box>
            <text:p><text:span text:style-name="T3">Swapped :Boolean</text:span></text:p>
          </draw:text-box>
        </draw:frame>
        <draw:frame draw:style-name="gr8" draw:layer="layout" svg:width="7.5cm" svg:height="2.387cm" svg:x="1.3cm" svg:y="10cm">
          <draw:text-box>
            <text:p><text:span text:style-name="T3">Insertion</text:span></text:p>
            <text:p/>
            <text:p><text:span text:style-name="T3">1)If Swapped = False</text:span></text:p>
          </draw:text-box>
        </draw:frame>
        <draw:connector draw:style-name="gr3" draw:text-style-name="P1" draw:layer="layout" draw:type="line" svg:x1="11.35cm" svg:y1="14.8cm" svg:x2="11.35cm" svg:y2="15.6cm" draw:start-shape="id16" draw:start-glue-point="2" draw:end-shape="id11" svg:d="M11350 14800v800">
          <text:p/>
        </draw:connector>
        <draw:connector draw:style-name="gr3" draw:text-style-name="P1" draw:layer="layout" draw:type="line" svg:x1="11.35cm" svg:y1="14.8cm" svg:x2="15.85cm" svg:y2="15.6cm" draw:start-shape="id16" draw:start-glue-point="2" draw:end-shape="id12" draw:end-glue-point="0" svg:d="M11350 14800l4500 800">
          <text:p/>
        </draw:connector>
        <draw:frame draw:style-name="gr7" draw:text-style-name="P4" draw:layer="layout" svg:width="0.7cm" svg:height="0.725cm" svg:x="13.1cm" svg:y="16.275cm">
          <draw:text-box>
            <text:p text:style-name="P3"><text:span text:style-name="T4">1</text:span></text:p>
          </draw:text-box>
        </draw:frame>
        <draw:frame draw:style-name="gr9" draw:text-style-name="P4" draw:layer="layout" svg:width="0.8cm" svg:height="0.725cm" svg:x="13.5cm" svg:y="17.575cm">
          <draw:text-box>
            <text:p text:style-name="P3"><text:span text:style-name="T4">2</text:span></text:p>
          </draw:text-box>
        </draw:frame>
        <draw:frame draw:style-name="gr7" draw:text-style-name="P4" draw:layer="layout" svg:width="1cm" svg:height="0.725cm" svg:x="13cm" svg:y="13.9cm">
          <draw:text-box>
            <text:p text:style-name="P3"><text:span text:style-name="T4">3</text:span></text:p>
          </draw:text-box>
        </draw:frame>
        <draw:path draw:style-name="gr10" draw:text-style-name="P5" draw:layer="layout" svg:width="1.099cm" svg:height="0.999cm" draw:transform="rotate (-0.75799649414218) translate (13.2433157778393cm 14.3367852757788cm)" svg:viewBox="0 0 1100 1000" svg:d="M579 0v1000zM0 500h110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rian Juan Lora</meta:initial-creator>
    <meta:creation-date>2015-11-17T10:32:56.29</meta:creation-date>
    <dc:date>2015-11-17T11:16:18.69</dc:date>
    <dc:creator>Adrian Juan Lora</dc:creator>
    <meta:editing-duration>PT43M25S</meta:editing-duration>
    <meta:editing-cycles>3</meta:editing-cycles>
    <meta:generator>OpenOffice/4.1.1$Win32 OpenOffice.org_project/411m6$Build-9775</meta:generator>
    <meta:document-statistic meta:object-count="47"/>
  </office:meta>
</office:document-meta>
</file>